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.5pt" style:font-size-asian="18.5pt" style:font-size-complex="18.5pt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 fo:orphans="0" fo:widows="0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 fo:orphans="0" fo:widows="0"/>
      <style:text-properties style:use-window-font-color="true"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language-asian="zh" style:country-asian="CN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081dff" officeooo:paragraph-rsid="00081dff" style:font-size-asian="12pt" style:language-asian="zh" style:country-asian="CN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741cm" style:auto-text-indent="false"/>
    </style:style>
    <style:style style:name="P10" style:family="paragraph" style:parent-style-name="Standard" style:master-page-name="Standard">
      <style:paragraph-properties fo:text-align="justify" style:justify-single-word="false" style:page-number="auto"/>
      <style:text-properties fo:font-size="10.5pt" fo:language="en" fo:country="US" fo:font-weight="bold" style:font-size-asian="10.5pt" style:language-asian="zh" style:country-asian="CN" style:font-weight-asian="bold" style:font-size-complex="10.5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0c7383" officeooo:paragraph-rsid="000c7383" style:font-size-asian="12pt" style:language-asian="zh" style:country-asian="CN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officeooo:paragraph-rsid="000ad5b0"/>
    </style:style>
    <style:style style:name="P13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0c81c4" officeooo:paragraph-rsid="000c81c4" style:font-size-asian="12pt" style:language-asian="zh" style:country-asian="CN" style:font-weight-asian="normal" style:font-size-complex="12pt" style:font-weight-complex="normal"/>
    </style:style>
    <style:style style:name="T1" style:family="text">
      <style:text-properties officeooo:rsid="00064788"/>
    </style:style>
    <style:style style:name="T2" style:family="text">
      <style:text-properties officeooo:rsid="00066c59"/>
    </style:style>
    <style:style style:name="T3" style:family="text">
      <style:text-properties officeooo:rsid="0009464d"/>
    </style:style>
    <style:style style:name="T4" style:family="text">
      <style:text-properties fo:font-size="12pt" fo:language="en" fo:country="US" fo:font-weight="normal" officeooo:rsid="000ad5b0" style:font-size-asian="12pt" style:language-asian="zh" style:country-asian="CN" style:font-weight-asian="normal" style:font-size-complex="12pt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128MB,1S,<text:span text:style-name="T1">sum4</text:span>.xxx</text:p>
      <text:p text:style-name="P2"><text:bookmark text:name="OLE_LINK1"/><text:bookmark text:name="OLE_LINK5"/>某不科学的超数列求和<text:span text:style-name="T2">4</text:span></text:p>
      <text:p text:style-name="P6"><text:bookmark text:name="_GoBack"/>问题描述</text:p>
      <text:p text:style-name="P8">（石家庄零模）求<draw:frame draw:style-name="fr1" draw:name="对象1" text:anchor-type="as-char" svg:y="-0.713cm" svg:width="8.29cm" svg:height="1.17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3">。</text:span></text:p>
      <text:p text:style-name="P9"><text:bookmark text:name="OLE_LINK2"/></text:p>
      <text:p text:style-name="P6">输入描述</text:p>
      <text:p text:style-name="P12"><text:span text:style-name="T4">一行两个整数n, m.</text:span><text:bookmark text:name="OLE_LINK4"/></text:p>
      <text:p text:style-name="P7"/>
      <text:p text:style-name="P6">输出描述</text:p>
      <text:p text:style-name="P11">一行一个整数表示答案。</text:p>
      <text:p text:style-name="P9"><text:bookmark text:name="OLE_LINK6"/></text:p>
      <text:p text:style-name="P6">样例输入</text:p>
      <text:p text:style-name="P4"/>
      <text:p text:style-name="P5"/>
      <text:p text:style-name="P5"/>
      <text:p text:style-name="P6">样例输出</text:p>
      <text:p text:style-name="P3"/>
      <text:p text:style-name="P3"/>
      <text:p text:style-name="P1"><text:bookmark text:name="OLE_LINK9"/></text:p>
      <text:p text:style-name="P6">数据范围及提示</text:p>
      <text:p text:style-name="P13">1 &lt;= n &lt;= 1e9; 1 &lt;= m &lt;= 10,0000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true" style:font-name-asian="Segoe UI" style:font-family-asian="'Segoe UI'" style:font-family-generic-asian="system" style:font-pitch-asian="variable" style:font-size-asian="10.5pt" style:language-asian="zh" style:country-asian="CN" style:font-name-complex="宋体" style:font-family-complex="宋体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CJK SC Regular" style:font-family-complex="'Noto Sans CJK SC Regular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" style:font-family-complex="'Noto Sans CJK SC Regular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CJK SC Regular" style:font-family-complex="'Noto Sans CJK SC Regular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letter-kerning="false" style:font-size-asian="10pt" style:language-asian="zh" style:country-asian="CN" style:font-name-complex="Courier New1" style:font-family-complex="'Courier New'" style:font-family-generic-complex="system" style:font-pitch-complex="variable" style:font-size-complex="10pt" style:language-complex="ar" style:country-complex="non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2:08:00</meta:creation-date>
    <meta:initial-creator>admin</meta:initial-creator>
    <dc:language>zh-CN</dc:language>
    <dc:date>2019-01-18T21:04:13.237000000</dc:date>
    <meta:editing-cycles>10</meta:editing-cycles>
    <meta:editing-duration>PT3M30S</meta:editing-duration>
    <meta:generator>LibreOffice/6.0.7.3$Windows_X86_64 LibreOffice_project/dc89aa7a9eabfd848af146d5086077aeed2ae4a5</meta:generator>
    <meta:document-statistic meta:table-count="0" meta:image-count="0" meta:object-count="1" meta:page-count="1" meta:paragraph-count="12" meta:word-count="77" meta:character-count="119" meta:non-whitespace-character-count="109"/>
    <meta:user-defined meta:name="DocSecurity" meta:value-type="float">0</meta:user-defined>
    <meta:user-defined meta:name="KSOProductBuildVer">2052-10.1.0.740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 mathvariant="italic">max</mi>
            <mo stretchy="false">=</mo>
            <mn>1</mn>
          </mrow>
          <mi>n</mi>
        </munderover>
        <mrow>
          <munderover>
            <mo stretchy="false">∑</mo>
            <mrow>
              <msub>
                <mi>x</mi>
                <mn>1</mn>
              </msub>
              <mo stretchy="false">=</mo>
              <mn>1</mn>
            </mrow>
            <mi mathvariant="italic">max</mi>
          </munderover>
          <mrow>
            <munderover>
              <mo stretchy="false">∑</mo>
              <mrow>
                <msub>
                  <mi>x</mi>
                  <mn>2</mn>
                </msub>
                <mo stretchy="false">=</mo>
                <mn>1</mn>
              </mrow>
              <mi mathvariant="italic">max</mi>
            </munderover>
            <mn>...</mn>
          </mrow>
        </mrow>
      </mrow>
      <mrow>
        <munderover>
          <mo stretchy="false">∑</mo>
          <mrow>
            <msub>
              <mi>x</mi>
              <mi>m</mi>
            </msub>
            <mo stretchy="false">=</mo>
            <mn>1</mn>
          </mrow>
          <mi mathvariant="italic">max</mi>
        </munderover>
        <mi mathvariant="italic">gcd</mi>
      </mrow>
      <mrow>
        <mo fence="true" stretchy="false">(</mo>
        <mrow>
          <mrow>
            <msub>
              <mi>x</mi>
              <mn>1,</mn>
            </msub>
            <msub>
              <mi>x</mi>
              <mrow>
                <mn>2,.</mn>
                <mn>..</mn>
              </mrow>
            </msub>
            <mi>,</mi>
            <msub>
              <mi>x</mi>
              <mi>m</mi>
            </msub>
          </mrow>
        </mrow>
        <mo fence="true" stretchy="false">)</mo>
      </mrow>
      <mi mathvariant="italic">mod</mi>
      <mrow>
        <mo fence="true" stretchy="false">(</mo>
        <mrow>
          <mrow>
            <msup>
              <mn>10</mn>
              <mn>9</mn>
            </msup>
            <mo stretchy="false">+</mo>
            <mn>7</mn>
          </mrow>
        </mrow>
        <mo fence="true" stretchy="false">)</mo>
      </mrow>
    </mrow>
    <annotation encoding="StarMath 5.0">sum from { max=1 } to n sum from { x_1 = 1 } to { max } sum from { x_2 = 1} to { max } ... sum from { x_m = 1 } to { max } gcd ( x_1, x_2,...,x_m )mod( 10^9+7)</annotation>
  </semantics>
</math>
</file>